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DC000000B9F55010F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1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Standard">
      <style:text-properties officeooo:rsid="003a48eb" officeooo:paragraph-rsid="003a48eb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3a48eb" officeooo:paragraph-rsid="003a48eb"/>
    </style:style>
    <style:style style:name="P6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Liberation Serif" officeooo:rsid="003d0a39" officeooo:paragraph-rsid="003d0a39"/>
    </style:style>
    <style:style style:name="P7" style:family="paragraph" style:parent-style-name="Standard">
      <style:paragraph-properties fo:margin-top="0cm" fo:margin-bottom="0.199cm" style:contextual-spacing="false" fo:text-align="center" style:justify-single-word="false"/>
      <style:text-properties officeooo:rsid="003d0a39" officeooo:paragraph-rsid="003d0a39"/>
    </style:style>
    <style:style style:name="P8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.101cm" style:contextual-spacing="false" fo:line-height="100%"/>
      <style:text-properties officeooo:rsid="003d0a39" officeooo:paragraph-rsid="003d0a39"/>
    </style:style>
    <style:style style:name="P10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3d0a39" officeooo:paragraph-rsid="003d0a39"/>
    </style:style>
    <style:style style:name="P11" style:family="paragraph" style:parent-style-name="Text_20_body">
      <style:paragraph-properties fo:margin-top="0.199cm" fo:margin-bottom="0cm" style:contextual-spacing="false" fo:line-height="100%" fo:text-align="center" style:justify-single-word="false"/>
      <style:text-properties officeooo:rsid="0031aa9f" officeooo:paragraph-rsid="0031aa9f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rsid="003db56e" officeooo:paragraph-rsid="003db56e"/>
    </style:style>
    <style:style style:name="P13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4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ef394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ef394"/>
    </style:style>
    <style:style style:name="P17" style:family="paragraph" style:parent-style-name="Heading_20_2">
      <style:paragraph-properties fo:margin-top="0.101cm" fo:margin-bottom="0.101cm" style:contextual-spacing="false"/>
      <style:text-properties officeooo:rsid="00370d08" officeooo:paragraph-rsid="00370d08"/>
    </style:style>
    <style:style style:name="P18" style:family="paragraph" style:parent-style-name="Standard">
      <style:text-properties fo:font-weight="bold" officeooo:rsid="0040f230" officeooo:paragraph-rsid="0040f230" style:font-weight-asian="bold" style:font-weight-complex="bold"/>
    </style:style>
    <style:style style:name="P19" style:family="paragraph" style:parent-style-name="Standard">
      <style:text-properties officeooo:rsid="0040f230" officeooo:paragraph-rsid="0040f230"/>
    </style:style>
    <style:style style:name="P20" style:family="paragraph" style:parent-style-name="Standard">
      <style:paragraph-properties fo:text-align="center" style:justify-single-word="false"/>
      <style:text-properties officeooo:rsid="0040f230" officeooo:paragraph-rsid="0040f230"/>
    </style:style>
    <style:style style:name="P21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414f21"/>
    </style:style>
    <style:style style:name="P22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414f21"/>
    </style:style>
    <style:style style:name="P23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4" style:family="paragraph" style:parent-style-name="Text_20_body">
      <style:paragraph-properties fo:margin-top="0.101cm" fo:margin-bottom="0.101cm" style:contextual-spacing="false"/>
      <style:text-properties officeooo:paragraph-rsid="0037a784"/>
    </style:style>
    <style:style style:name="P25" style:family="paragraph" style:parent-style-name="Heading_20_2">
      <style:paragraph-properties fo:margin-top="0.101cm" fo:margin-bottom="0.101cm" style:contextual-spacing="false"/>
      <style:text-properties officeooo:paragraph-rsid="003f218b"/>
    </style:style>
    <style:style style:name="P26" style:family="paragraph" style:parent-style-name="Text_20_body">
      <style:paragraph-properties fo:margin-top="0.101cm" fo:margin-bottom="0.101cm" style:contextual-spacing="false"/>
      <style:text-properties officeooo:paragraph-rsid="003f218b"/>
    </style:style>
    <style:style style:name="T1" style:family="text">
      <style:text-properties fo:font-size="26pt" officeooo:rsid="003a48eb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3a48eb"/>
    </style:style>
    <style:style style:name="T4" style:family="text">
      <style:text-properties style:font-name="Liberation Serif" officeooo:rsid="00155808"/>
    </style:style>
    <style:style style:name="T5" style:family="text">
      <style:text-properties style:font-name="Liberation Serif"/>
    </style:style>
    <style:style style:name="T6" style:family="text">
      <style:text-properties officeooo:rsid="003d0a39"/>
    </style:style>
    <style:style style:name="T7" style:family="text">
      <style:text-properties officeooo:rsid="00155808"/>
    </style:style>
    <style:style style:name="T8" style:family="text">
      <style:text-properties officeooo:rsid="003d41da"/>
    </style:style>
    <style:style style:name="T9" style:family="text">
      <style:text-properties officeooo:rsid="003db56e"/>
    </style:style>
    <style:style style:name="T10" style:family="text">
      <style:text-properties style:font-name="Liberation Serif" officeooo:rsid="003db56e"/>
    </style:style>
    <style:style style:name="T11" style:family="text">
      <style:text-properties officeooo:rsid="003ef394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ef39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155808" style:font-size-asian="12pt" style:font-size-complex="12pt"/>
    </style:style>
    <style:style style:name="T16" style:family="text">
      <style:text-properties officeooo:rsid="00414f21"/>
    </style:style>
    <style:style style:name="T17" style:family="text">
      <style:text-properties style:font-name="Liberation Serif" fo:font-size="12pt" style:text-underline-style="solid" style:text-underline-width="auto" style:text-underline-color="font-color" fo:font-weight="bold" officeooo:rsid="003f218b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F55010FA.png" xlink:type="simple" xlink:show="embed" xlink:actuate="onLoad" draw:mime-type="image/png"/></draw:frame><text:span text:style-name="T1">Matrices</text:span><text:span text:style-name="T2">:</text:span></text:h>
      <text:h text:style-name="P2" text:outline-level="1">Introducción <text:s/><text:span text:style-name="T3">a matrices</text:span>:</text:h>
      <text:p text:style-name="P3">¿Qué es una <text:span text:style-name="T3">matriz</text:span>? <text:span text:style-name="T3">Una matriz es un conjunto de números ordenados en filas y/o columnas, filas son lineas horizontales y columnas son lineas verticales</text:span><text:span text:style-name="T4">. </text:span></text:p>
      <text:p text:style-name="P4"><text:span text:style-name="T4">E</text:span><text:span text:style-name="T5">jemplo:</text:span></text:p>
      <text:p text:style-name="P5"><draw:frame draw:style-name="fr2" draw:name="Objeto1" text:anchor-type="as-char" svg:y="-0.847cm" svg:width="4.27cm" svg:height="1.4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La matriz A es una matriz 3x2 y la matriz b es una matriz 2x3.</text:p>
      <text:p text:style-name="P7"><text:span text:style-name="T5"><draw:frame draw:style-name="fr2" draw:name="Objeto3" text:anchor-type="as-char" svg:y="-0.439cm" svg:width="0.4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y </text:span><text:span text:style-name="T5"><draw:frame draw:style-name="fr2" draw:name="Objeto19" text:anchor-type="as-char" svg:y="-0.439cm" svg:width="0.441cm" svg:height="0.531cm" draw:z-index="3"><draw:object xlink:href="./Object 19" xlink:type="simple" xlink:show="embed" xlink:actuate="onLoad"/><draw:image xlink:href="./ObjectReplacements/Object 19" xlink:type="simple" xlink:show="embed" xlink:actuate="onLoad"/></draw:frame></text:span><text:span text:style-name="T5">. i es fila y j es columna.</text:span></text:p>
      <text:p text:style-name="P5"><draw:frame draw:style-name="fr2" draw:name="Objeto2" text:anchor-type="as-char" svg:y="-0.967cm" svg:width="5.558cm" svg:height="1.663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h text:style-name="P8" text:outline-level="2"><text:span text:style-name="T6">Tipos de matrices</text:span><text:span text:style-name="T7">:</text:span></text:h>
      <text:list text:style-name="L1">
        <text:list-item>
          <text:p text:style-name="P9">Matriz fila: (vector fila) Matriz formada por una sola fila.</text:p>
        </text:list-item>
      </text:list>
      <text:p text:style-name="P10"><draw:frame draw:style-name="fr2" draw:name="Objeto20" text:anchor-type="as-char" svg:y="-0.439cm" svg:width="5.918cm" svg:height="0.563cm" draw:z-index="5"><draw:object xlink:href="./Object 20" xlink:type="simple" xlink:show="embed" xlink:actuate="onLoad"/><draw:image xlink:href="./ObjectReplacements/Object 20" xlink:type="simple" xlink:show="embed" xlink:actuate="onLoad"/></draw:frame><text:s/><text:span text:style-name="T8">1xN</text:span></text:p>
      <text:list text:continue-numbering="true" text:style-name="L1">
        <text:list-item>
          <text:p text:style-name="P9">Matriz Columna: (vector columna) Matriz formada por una sola columna.</text:p>
        </text:list-item>
      </text:list>
      <text:p text:style-name="P10"><draw:frame draw:style-name="fr2" draw:name="Objeto21" text:anchor-type="as-char" svg:y="-0.967cm" svg:width="1.591cm" svg:height="1.663cm" draw:z-index="6"><draw:object xlink:href="./Object 21" xlink:type="simple" xlink:show="embed" xlink:actuate="onLoad"/><draw:image xlink:href="./ObjectReplacements/Object 21" xlink:type="simple" xlink:show="embed" xlink:actuate="onLoad"/></draw:frame><text:s/><text:span text:style-name="T8">Nx1</text:span></text:p>
      <text:list text:continue-numbering="true" text:style-name="L1">
        <text:list-item>
          <text:p text:style-name="P9">Matriz Nula: Todos sus elementos son nulos (ceros).</text:p>
        </text:list-item>
      </text:list>
      <text:p text:style-name="P10"><draw:frame draw:style-name="fr2" draw:name="Objeto22" text:anchor-type="as-char" svg:y="-0.847cm" svg:width="2.434cm" svg:height="1.483cm" draw:z-index="7"><draw:object xlink:href="./Object 22" xlink:type="simple" xlink:show="embed" xlink:actuate="onLoad"/><draw:image xlink:href="./ObjectReplacements/Object 22" xlink:type="simple" xlink:show="embed" xlink:actuate="onLoad"/></draw:frame><text:s/><text:span text:style-name="T9">3x3</text:span></text:p>
      <text:list text:continue-numbering="true" text:style-name="L1">
        <text:list-item>
          <text:p text:style-name="P9">Matriz cuadrada: Tiene el mismo número de filas y de columnas.</text:p>
        </text:list-item>
      </text:list>
      <text:p text:style-name="P11"><text:span text:style-name="T5"><draw:frame draw:style-name="fr2" draw:name="Objeto23" text:anchor-type="as-char" svg:y="-0.593cm" svg:width="1.829cm" svg:height="0.977cm" draw:z-index="8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5"><text:s/></text:span><text:span text:style-name="T10">2x2</text:span></text:p>
      <text:h text:style-name="P8" text:outline-level="2"><text:span text:style-name="T9">Matriz transpuesta</text:span><text:span text:style-name="T7">:</text:span></text:h>
      <text:p text:style-name="P12">Se llama matriz transpuesta de A y se designa <draw:frame draw:style-name="fr2" draw:name="Objeto4" text:anchor-type="as-char" svg:y="-0.439cm" svg:width="0.422cm" svg:height="0.531cm" draw:z-index="9"><draw:object xlink:href="./Object 4" xlink:type="simple" xlink:show="embed" xlink:actuate="onLoad"/><draw:image xlink:href="./ObjectReplacements/Object 4" xlink:type="simple" xlink:show="embed" xlink:actuate="onLoad"/></draw:frame><text:s/>a la matriz que se obtiene cambiando ordenadamente las filas por las columnas.</text:p>
      <text:p text:style-name="P13">Ejemplo:</text:p>
      <text:p text:style-name="P14"><draw:frame draw:style-name="fr2" draw:name="Objeto5" text:anchor-type="as-char" svg:y="-0.847cm" svg:width="2.457cm" svg:height="1.483cm" draw:z-index="10"><draw:object xlink:href="./Object 5" xlink:type="simple" xlink:show="embed" xlink:actuate="onLoad"/><draw:image xlink:href="./ObjectReplacements/Object 5" xlink:type="simple" xlink:show="embed" xlink:actuate="onLoad"/></draw:frame><text:s/><text:span text:style-name="T9">3x3</text:span></text:p>
      <text:p text:style-name="P14"><draw:frame draw:style-name="fr2" draw:name="Objeto6" text:anchor-type="as-char" svg:y="-0.847cm" svg:width="2.455cm" svg:height="1.483cm" draw:z-index="11"><draw:object xlink:href="./Object 6" xlink:type="simple" xlink:show="embed" xlink:actuate="onLoad"/><draw:image xlink:href="./ObjectReplacements/Object 6" xlink:type="simple" xlink:show="embed" xlink:actuate="onLoad"/></draw:frame><text:s/><text:span text:style-name="T9">3x3</text:span></text:p>
      <text:p text:style-name="P15">Ejemplo:</text:p>
      <text:p text:style-name="P16"><draw:frame draw:style-name="fr2" draw:name="Objeto7" text:anchor-type="as-char" svg:y="-0.593cm" svg:width="1.824cm" svg:height="0.977cm" draw:z-index="12"><draw:object xlink:href="./Object 7" xlink:type="simple" xlink:show="embed" xlink:actuate="onLoad"/><draw:image xlink:href="./ObjectReplacements/Object 7" xlink:type="simple" xlink:show="embed" xlink:actuate="onLoad"/><svg:desc>fórmula</svg:desc></draw:frame><text:s/><text:span text:style-name="T11">2</text:span><text:span text:style-name="T9">x</text:span><text:span text:style-name="T11">2</text:span></text:p>
      <text:p text:style-name="P16"><draw:frame draw:style-name="fr2" draw:name="Objeto8" text:anchor-type="as-char" svg:y="-0.593cm" svg:width="1.833cm" svg:height="0.977cm" draw:z-index="13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11">2</text:span><text:span text:style-name="T9">x</text:span><text:span text:style-name="T11">2</text:span></text:p>
      <text:h text:style-name="P17" text:outline-level="2" text:is-list-header="true"><text:soft-page-break/><text:span text:style-name="T12">Suma y resta de matrices</text:span><text:span text:style-name="T13">:</text:span></text:h>
      <text:p text:style-name="P18"><text:span text:style-name="T14">Suma:</text:span></text:p>
      <text:p text:style-name="P19"><text:span text:style-name="T15">L</text:span><text:span text:style-name="T14">a suma de dos matrices solamente se puede realizar entre matrices del mismo orden.</text:span></text:p>
      <text:p text:style-name="P19"><text:span text:style-name="T14">Ejemplo:</text:span></text:p>
      <text:p text:style-name="P20"><draw:frame draw:style-name="fr3" draw:name="Objeto9" text:anchor-type="as-char" svg:y="-0.847cm" svg:width="4.66cm" svg:height="1.483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20"><draw:frame draw:style-name="fr3" draw:name="Objeto10" text:anchor-type="as-char" svg:y="-0.896cm" svg:width="6.948cm" svg:height="1.605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text:span text:style-name="T14">Resta:</text:span></text:p>
      <text:p text:style-name="P19"><text:span text:style-name="T15">L</text:span><text:span text:style-name="T14">a resta de dos matrices también se puede realizar solamente entre matrices del mismo orden.</text:span></text:p>
      <text:p text:style-name="P19"><text:span text:style-name="T14">Ejemplo:</text:span></text:p>
      <text:p text:style-name="P20"><draw:frame draw:style-name="fr3" draw:name="Objeto12" text:anchor-type="as-char" svg:y="-0.847cm" svg:width="4.66cm" svg:height="1.483cm" draw:z-index="1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20"><draw:frame draw:style-name="fr3" draw:name="Objeto11" text:anchor-type="as-char" svg:y="-0.896cm" svg:width="7.273cm" svg:height="1.605cm" draw:z-index="1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1">Ejemplo <text:span text:style-name="T16">N1</text:span>:</text:p>
      <text:p text:style-name="P22"><draw:frame draw:style-name="fr2" draw:name="Objeto14" text:anchor-type="as-char" svg:y="-0.593cm" svg:width="6.459cm" svg:height="0.977cm" draw:z-index="18"><draw:object xlink:href="./Object 14" xlink:type="simple" xlink:show="embed" xlink:actuate="onLoad"/><draw:image xlink:href="./ObjectReplacements/Object 14" xlink:type="simple" xlink:show="embed" xlink:actuate="onLoad"/><svg:desc>fórmula</svg:desc></draw:frame><text:s/></text:p>
      <text:p text:style-name="P22"><draw:frame draw:style-name="fr2" draw:name="Objeto13" text:anchor-type="as-char" svg:y="-0.617cm" svg:width="8.858cm" svg:height="1.018cm" draw:z-index="1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h text:style-name="P23" text:outline-level="2"><text:span text:style-name="T17">Multiplicación</text:span><text:span text:style-name="T13">:</text:span></text:h>
      <text:p text:style-name="P24"><text:span text:style-name="T13"/></text:p>
      <text:h text:style-name="P25" text:outline-level="2"><text:span text:style-name="T18">Propiedades de las relaciones</text:span><text:span text:style-name="T13">:</text:span></text:h>
      <text:h text:style-name="P25" text:outline-level="2"><text:span text:style-name="T18">Propiedades de las relaciones</text:span><text:span text:style-name="T13">:</text:span></text:h>
      <text:p text:style-name="P26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27T14:25:57.225000000</dc:date>
    <meta:editing-duration>PT1H19M2S</meta:editing-duration>
    <meta:editing-cycles>12</meta:editing-cycles>
    <meta:generator>LibreOffice/24.8.4.2$Windows_X86_64 LibreOffice_project/bb3cfa12c7b1bf994ecc5649a80400d06cd71002</meta:generator>
    <meta:print-date>2024-12-25T19:48:19.218667866</meta:print-date>
    <meta:printed-by>Archivos PDF</meta:printed-by>
    <meta:document-statistic meta:table-count="0" meta:image-count="1" meta:object-count="19" meta:page-count="2" meta:paragraph-count="42" meta:word-count="183" meta:character-count="1059" meta:non-whitespace-character-count="900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table>
              <mtr>
                <mtd>
                  <mn>1</mn>
                </mtd>
                <mtd>
                  <mn>3</mn>
                </mtd>
              </mtr>
              <mtr>
                <mtd>
                  <mn>2</mn>
                </mtd>
                <mtd>
                  <mn>5</mn>
                </mtd>
              </mtr>
              <mtr>
                <mtd>
                  <mn>3</mn>
                </mtd>
                <mtd>
                  <mn>7</mn>
                </mtd>
              </mtr>
            </mtable>
          </mrow>
          <mo fence="true" form="postfix" stretchy="false">)</mo>
        </mrow>
      </mrow>
      <mrow>
        <mi>B</mi>
        <mo stretchy="false">=</mo>
        <mrow>
          <mo fence="true" form="prefix" stretchy="false">(</mo>
          <mrow>
            <mtable>
              <mtr>
                <mtd>
                  <mn>2</mn>
                </mtd>
                <mtd>
                  <mn>6</mn>
                </mtd>
                <mtd>
                  <mn>1</mn>
                </mtd>
              </mtr>
              <mtr>
                <mtd>
                  <mn>4</mn>
                </mtd>
                <mtd>
                  <mn>9</mn>
                </mtd>
                <mtd>
                  <mn>5</mn>
                </mtd>
              </mtr>
            </mtable>
          </mrow>
          <mo fence="true" form="postfix" stretchy="false">)</mo>
        </mrow>
      </mrow>
    </mrow>
    <annotation encoding="StarMath 5.0">A= (matrix{ 1 # 3 ## 2 # 5 ## 3 # 7}) B= ( matrix{2 # 6 # 1 ## 4 # 9 # 5} ) </annotation>
  </semantics>
</math>
</file>

<file path=Object 10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o fence="true" form="prefix" stretchy="false">(</mo>
        <mrow>
          <mtable>
            <mtr>
              <mtd>
                <mrow>
                  <mrow>
                    <mo stretchy="false">−</mo>
                    <mn>3</mn>
                  </mrow>
                  <mo stretchy="false">+</mo>
                  <mn>7</mn>
                </mrow>
              </mtd>
              <mtd>
                <mrow>
                  <mn>0</mn>
                  <mo stretchy="false">+</mo>
                  <mrow>
                    <mo fence="true" form="prefix" stretchy="false">(</mo>
                    <mrow>
                      <mrow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2</mn>
                  <mo stretchy="false">+</mo>
                  <mn>4</mn>
                </mrow>
              </mtd>
              <mtd>
                <mrow>
                  <mn>5</mn>
                  <mo stretchy="false">+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8</mn>
                  <mo stretchy="false">+</mo>
                  <mn>8</mn>
                </mrow>
              </mtd>
              <mtd>
                <mrow>
                  <mrow>
                    <mo stretchy="false">−</mo>
                    <mn>7</mn>
                  </mrow>
                  <mo stretchy="false">+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n>4</mn>
              </mtd>
              <mtd>
                <mrow>
                  <mo stretchy="false">−</mo>
                  <mn>5</mn>
                </mrow>
              </mtd>
            </mtr>
            <mtr>
              <mtd>
                <mn>6</mn>
              </mtd>
              <mtd>
                <mn>3</mn>
              </mtd>
            </mtr>
            <mtr>
              <mtd>
                <mn>16</mn>
              </mtd>
              <mtd>
                <mrow>
                  <mo stretchy="false">−</mo>
                  <mn>11</mn>
                </mrow>
              </mtd>
            </mtr>
          </mtable>
        </mrow>
        <mo fence="true" form="postfix" stretchy="false">)</mo>
      </mrow>
    </mrow>
    <annotation encoding="StarMath 5.0">A+B= (matrix{ -3+7 # 0+(-5) ## 2+4 # 5+(-2) ## 8+8 # -7+(-4)})= (matrix{ 4 # -5 ## 6 # 3 ## 16 # -11})</annotation>
  </semantics>
</math>
</file>

<file path=Object 11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(</mo>
        <mrow>
          <mtable>
            <mtr>
              <mtd>
                <mrow>
                  <mrow>
                    <mo stretchy="false">−</mo>
                    <mn>3</mn>
                  </mrow>
                  <mo stretchy="false">−</mo>
                  <mn>7</mn>
                </mrow>
              </mtd>
              <mtd>
                <mrow>
                  <mn>0</mn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2</mn>
                  <mo stretchy="false">−</mo>
                  <mn>4</mn>
                </mrow>
              </mtd>
              <mtd>
                <mrow>
                  <mn>5</mn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8</mn>
                  <mo stretchy="false">−</mo>
                  <mn>8</mn>
                </mrow>
              </mtd>
              <mtd>
                <mrow>
                  <mrow>
                    <mo stretchy="false">−</mo>
                    <mn>7</mn>
                  </mrow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row>
                  <mo stretchy="false">−</mo>
                  <mn>10</mn>
                </mrow>
              </mtd>
              <mtd>
                <mn>5</mn>
              </mtd>
            </mtr>
            <mtr>
              <mtd>
                <mrow>
                  <mo stretchy="false">−</mo>
                  <mn>2</mn>
                </mrow>
              </mtd>
              <mtd>
                <mn>7</mn>
              </mtd>
            </mtr>
            <mtr>
              <mtd>
                <mn>0</mn>
              </mtd>
              <mtd>
                <mrow>
                  <mo stretchy="false">−</mo>
                  <mn>3</mn>
                </mrow>
              </mtd>
            </mtr>
          </mtable>
        </mrow>
        <mo fence="true" form="postfix" stretchy="false">)</mo>
      </mrow>
    </mrow>
    <annotation encoding="StarMath 5.0">A-B= (matrix{ -3-7 # 0-(-5) ## 2-4 # 5-(-2) ## 8-8 # -7-(-4)})= (matrix{ -10 # 5 ## -2 # 7 ## 0 # -3})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0</mn>
                </mtd>
              </mtr>
              <mtr>
                <mtd>
                  <mn>2</mn>
                </mtd>
                <mtd>
                  <mn>5</mn>
                </mtd>
              </mtr>
              <mtr>
                <mtd>
                  <mn>8</mn>
                </mtd>
                <mtd>
                  <mrow>
                    <mo stretchy="false">−</mo>
                    <mn>7</mn>
                  </mrow>
                </mtd>
              </mtr>
            </mtable>
          </mrow>
          <mo fence="true" form="postfix" stretchy="false">)</mo>
        </mrow>
      </mrow>
      <mrow>
        <mi>B</mi>
        <mo stretchy="false">=</mo>
        <mrow>
          <mo fence="true" form="prefix" stretchy="false">(</mo>
          <mrow>
            <mtable>
              <mtr>
                <mtd>
                  <mn>7</mn>
                </mtd>
                <mtd>
                  <mrow>
                    <mo stretchy="false">−</mo>
                    <mn>5</mn>
                  </mrow>
                </mtd>
              </mtr>
              <mtr>
                <mtd>
                  <mn>4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  <mtd>
                  <mrow>
                    <mo stretchy="false">−</mo>
                    <mn>4</mn>
                  </mrow>
                </mtd>
              </mtr>
            </mtable>
          </mrow>
          <mo fence="true" form="postfix" stretchy="false">)</mo>
        </mrow>
      </mrow>
    </mrow>
    <annotation encoding="StarMath 5.0">A= (matrix{ -3 # 0 ## 2 # 5 ## 8 # -7}) B= (matrix{ 7 # -5 ## 4 # -2 ## 1 # -4})</annotation>
  </semantics>
</math>
</file>

<file path=Object 13/content.xml><?xml version="1.0" encoding="utf-8"?>
<math xmlns="http://www.w3.org/1998/Math/MathML" display="block">
  <semantics>
    <mrow>
      <mrow>
        <mi>A</mi>
        <mo stretchy="false">−</mo>
        <mi>B</mi>
        <mo stretchy="false">+</mo>
        <mi>C</mi>
      </mrow>
      <mo stretchy="false">=</mo>
      <mrow>
        <mo fence="true" form="prefix" stretchy="false">(</mo>
        <mrow>
          <mtable>
            <mtr>
              <mtd>
                <mrow>
                  <mn>5</mn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+</mo>
                  <mn>3</mn>
                </mrow>
              </mtd>
              <mtd>
                <mrow>
                  <mn>2</mn>
                  <mo stretchy="false">−</mo>
                  <mn>4</mn>
                  <mo stretchy="false">+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−</mo>
                  <mn>1</mn>
                  <mo stretchy="false">+</mo>
                  <mn>1</mn>
                </mrow>
              </mtd>
              <mtd>
                <mrow>
                  <mn>7</mn>
                  <mo stretchy="false">−</mo>
                  <mn>3</mn>
                  <mo stretchy="false">+</mo>
                  <mn>0</mn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n>10</mn>
              </mtd>
              <mtd>
                <mrow>
                  <mo stretchy="false">−</mo>
                  <mn>10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4</mn>
              </mtd>
            </mtr>
          </mtable>
        </mrow>
        <mo fence="true" form="postfix" stretchy="false">)</mo>
      </mrow>
    </mrow>
    <annotation encoding="StarMath 5.0">A-B+C=(matrix{5-(-2)+3 # 2-4+(-8) ## -1-1+1 # 7-3+0})= (matrix{10 # -10 ## -1 # 4})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7</mn>
                </mtd>
              </mtr>
            </mtable>
          </mrow>
          <mo fence="true" form="postfix" stretchy="false">)</mo>
        </mrow>
      </mrow>
      <mrow>
        <mi>B</mi>
        <mo stretchy="false">=</mo>
        <mrow>
          <mo fence="true" form="prefix" stretchy="false">(</mo>
          <mrow>
            <mtable>
              <mtr>
                <mtd>
                  <mrow>
                    <mo stretchy="false">−</mo>
                    <mn>2</mn>
                  </mrow>
                </mtd>
                <mtd>
                  <mn>4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form="postfix" stretchy="false">)</mo>
        </mrow>
      </mrow>
      <mrow>
        <mi>C</mi>
        <mo stretchy="false">=</mo>
        <mrow>
          <mo fence="true" form="prefix" stretchy="false">(</mo>
          <mrow>
            <mtable>
              <mtr>
                <mtd>
                  <mn>3</mn>
                </mtd>
                <mtd>
                  <mrow>
                    <mo stretchy="false">−</mo>
                    <mn>8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false">)</mo>
        </mrow>
      </mrow>
    </mrow>
    <annotation encoding="StarMath 5.0">A=(matrix{5 # 2 ## -1 # 7}) B=(matrix{-2 # 4 ## 1 # 3}) C=(matrix{3 # -8 ## 1 # 0})</annotation>
  </semantics>
</math>
</file>

<file path=Object 19/content.xml><?xml version="1.0" encoding="utf-8"?>
<math xmlns="http://www.w3.org/1998/Math/MathML" display="block">
  <semantics>
    <msup>
      <mi>B</mi>
      <mi mathvariant="italic">ij</mi>
    </msup>
    <annotation encoding="StarMath 5.0">B^ij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table>
              <mtr>
                <mtd>
                  <msup>
                    <mn>1</mn>
                    <mn>11</mn>
                  </msup>
                </mtd>
                <mtd>
                  <msup>
                    <mn>3</mn>
                    <mn>12</mn>
                  </msup>
                </mtd>
              </mtr>
              <mtr>
                <mtd>
                  <msup>
                    <mn>2</mn>
                    <mn>21</mn>
                  </msup>
                </mtd>
                <mtd>
                  <msup>
                    <mn>5</mn>
                    <mn>22</mn>
                  </msup>
                </mtd>
              </mtr>
              <mtr>
                <mtd>
                  <msup>
                    <mn>3</mn>
                    <mn>31</mn>
                  </msup>
                </mtd>
                <mtd>
                  <msup>
                    <mn>7</mn>
                    <mn>32</mn>
                  </msup>
                </mtd>
              </mtr>
            </mtable>
          </mrow>
          <mo fence="true" form="postfix" stretchy="false">)</mo>
        </mrow>
      </mrow>
      <mrow>
        <mi>B</mi>
        <mo stretchy="false">=</mo>
        <mrow>
          <mo fence="true" form="prefix" stretchy="false">(</mo>
          <mrow>
            <mtable>
              <mtr>
                <mtd>
                  <msup>
                    <mn>2</mn>
                    <mn>11</mn>
                  </msup>
                </mtd>
                <mtd>
                  <msup>
                    <mn>6</mn>
                    <mn>12</mn>
                  </msup>
                </mtd>
                <mtd>
                  <msup>
                    <mn>1</mn>
                    <mn>13</mn>
                  </msup>
                </mtd>
              </mtr>
              <mtr>
                <mtd>
                  <msup>
                    <mn>4</mn>
                    <mn>21</mn>
                  </msup>
                </mtd>
                <mtd>
                  <msup>
                    <mn>9</mn>
                    <mn>22</mn>
                  </msup>
                </mtd>
                <mtd>
                  <msup>
                    <mn>5</mn>
                    <mn>23</mn>
                  </msup>
                </mtd>
              </mtr>
            </mtable>
          </mrow>
          <mo fence="true" form="postfix" stretchy="false">)</mo>
        </mrow>
      </mrow>
    </mrow>
    <annotation encoding="StarMath 5.0">A= (matrix{ 1^{11}  # 3^{12} ## 2^{21} # 5^{22} ## 3^{31} # 7^{32}}) B= ( matrix{2^{11} # 6^{12} # 1^{13} ## 4^{21} # 9^{22} # 5^{23}} ) </annotation>
  </semantics>
</math>
</file>

<file path=Object 20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sup>
                  <mi>a</mi>
                  <mn>11</mn>
                </msup>
              </mtd>
              <mtd>
                <msup>
                  <mi>a</mi>
                  <mn>12</mn>
                </msup>
              </mtd>
              <mtd>
                <msup>
                  <mi>a</mi>
                  <mn>13</mn>
                </msup>
              </mtd>
              <mtd>
                <msup>
                  <mi>a</mi>
                  <mn>14</mn>
                </msup>
              </mtd>
              <mtd>
                <msup>
                  <mi>a</mi>
                  <mn>15</mn>
                </msup>
              </mtd>
              <mtd>
                <msup>
                  <mi>a</mi>
                  <mrow>
                    <mn>1</mn>
                    <mi>N</mi>
                  </mrow>
                </msup>
              </mtd>
            </mtr>
          </mtable>
        </mrow>
        <mo fence="true" form="postfix" stretchy="false">)</mo>
      </mrow>
    </mrow>
    <annotation encoding="StarMath 5.0">A= (matrix{a^11 # a^12 # a^13 # a^14 # a^15 # a^1N})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sup>
                  <mi>a</mi>
                  <mn>11</mn>
                </msup>
              </mtd>
            </mtr>
            <mtr>
              <mtd>
                <msup>
                  <mi>a</mi>
                  <mn>21</mn>
                </msup>
              </mtd>
            </mtr>
            <mtr>
              <mtd>
                <msup>
                  <mi>a</mi>
                  <mrow>
                    <mi>N</mi>
                    <mn>1</mn>
                  </mrow>
                </msup>
              </mtd>
            </mtr>
          </mtable>
        </mrow>
        <mo fence="true" form="postfix" stretchy="false">)</mo>
      </mrow>
    </mrow>
    <annotation encoding="StarMath 5.0">A=( matrix{a^11 ## a^21 ## a^N1} )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false">)</mo>
      </mrow>
    </mrow>
    <annotation encoding="StarMath 5.0">A= (matrix{ 0 # 0 # 0 ## 0 # 0 # 0 ## 0 # 0 # 0})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form="postfix" stretchy="false">)</mo>
      </mrow>
    </mrow>
    <annotation encoding="StarMath 5.0">A= ( matrix{0 # 0 ## 0 # 0})</annotation>
  </semantics>
</math>
</file>

<file path=Object 3/content.xml><?xml version="1.0" encoding="utf-8"?>
<math xmlns="http://www.w3.org/1998/Math/MathML" display="block">
  <semantics>
    <msup>
      <mi>A</mi>
      <mi mathvariant="italic">ij</mi>
    </msup>
    <annotation encoding="StarMath 5.0">A^ij</annotation>
  </semantics>
</math>
</file>

<file path=Object 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5</mn>
              </mtd>
              <mtd>
                <mn>2</mn>
              </mtd>
              <mtd>
                <mn>8</mn>
              </mtd>
            </mtr>
            <mtr>
              <mtd>
                <mn>7</mn>
              </mtd>
              <mtd>
                <mn>1</mn>
              </mtd>
              <mtd>
                <mn>0</mn>
              </mtd>
            </mtr>
            <mtr>
              <mtd>
                <mn>4</mn>
              </mtd>
              <mtd>
                <mn>7</mn>
              </mtd>
              <mtd>
                <mn>6</mn>
              </mtd>
            </mtr>
          </mtable>
        </mrow>
        <mo fence="true" form="postfix" stretchy="false">)</mo>
      </mrow>
    </mrow>
    <annotation encoding="StarMath 5.0">A=(matrix{5 # 2 # 8 ## 7 # 1 #0 ## 4 # 7 # 6})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5</mn>
              </mtd>
              <mtd>
                <mn>7</mn>
              </mtd>
              <mtd>
                <mn>4</mn>
              </mtd>
            </mtr>
            <mtr>
              <mtd>
                <mn>2</mn>
              </mtd>
              <mtd>
                <mn>1</mn>
              </mtd>
              <mtd>
                <mn>7</mn>
              </mtd>
            </mtr>
            <mtr>
              <mtd>
                <mn>8</mn>
              </mtd>
              <mtd>
                <mn>0</mn>
              </mtd>
              <mtd>
                <mn>6</mn>
              </mtd>
            </mtr>
          </mtable>
        </mrow>
        <mo fence="true" form="postfix" stretchy="false">)</mo>
      </mrow>
    </mrow>
    <annotation encoding="StarMath 5.0">A=(matrix{5 # 7 # 4 ## 2 # 1 #7 ## 8 # 0 # 6})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2</mn>
              </mtd>
              <mtd>
                <mn>8</mn>
              </mtd>
            </mtr>
            <mtr>
              <mtd>
                <mn>1</mn>
              </mtd>
              <mtd>
                <mn>9</mn>
              </mtd>
            </mtr>
          </mtable>
        </mrow>
        <mo fence="true" form="postfix" stretchy="false">)</mo>
      </mrow>
    </mrow>
    <annotation encoding="StarMath 5.0">A=(matrix{2 # 8 ## 1 # 9})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table>
            <mtr>
              <mtd>
                <mn>2</mn>
              </mtd>
              <mtd>
                <mn>1</mn>
              </mtd>
            </mtr>
            <mtr>
              <mtd>
                <mn>8</mn>
              </mtd>
              <mtd>
                <mn>9</mn>
              </mtd>
            </mtr>
          </mtable>
        </mrow>
        <mo fence="true" form="postfix" stretchy="false">)</mo>
      </mrow>
    </mrow>
    <annotation encoding="StarMath 5.0">A=(matrix{2 # 1 ## 8 # 9})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0</mn>
                </mtd>
              </mtr>
              <mtr>
                <mtd>
                  <mn>2</mn>
                </mtd>
                <mtd>
                  <mn>5</mn>
                </mtd>
              </mtr>
              <mtr>
                <mtd>
                  <mn>8</mn>
                </mtd>
                <mtd>
                  <mrow>
                    <mo stretchy="false">−</mo>
                    <mn>7</mn>
                  </mrow>
                </mtd>
              </mtr>
            </mtable>
          </mrow>
          <mo fence="true" form="postfix" stretchy="false">)</mo>
        </mrow>
      </mrow>
      <mrow>
        <mi>B</mi>
        <mo stretchy="false">=</mo>
        <mrow>
          <mo fence="true" form="prefix" stretchy="false">(</mo>
          <mrow>
            <mtable>
              <mtr>
                <mtd>
                  <mn>7</mn>
                </mtd>
                <mtd>
                  <mrow>
                    <mo stretchy="false">−</mo>
                    <mn>5</mn>
                  </mrow>
                </mtd>
              </mtr>
              <mtr>
                <mtd>
                  <mn>4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  <mtd>
                  <mrow>
                    <mo stretchy="false">−</mo>
                    <mn>4</mn>
                  </mrow>
                </mtd>
              </mtr>
            </mtable>
          </mrow>
          <mo fence="true" form="postfix" stretchy="false">)</mo>
        </mrow>
      </mrow>
    </mrow>
    <annotation encoding="StarMath 5.0">A= (matrix{ -3 # 0 ## 2 # 5 ## 8 # -7}) B= (matrix{ 7 # -5 ## 4 # -2 ## 1 # -4})</annotation>
  </semantics>
</math>
</file>